
<file path=META-INF/manifest.xml><?xml version="1.0" encoding="utf-8"?>
<manifest:manifes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annotatedBy=cgm</text:p>
              <text:p>http://www.w3.org/ns/openannotation/core/serializedAt=2015-02-05</text:p>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2:value-type="string" table:style-name="ce28" office:value-type="string">
            <text:p>Bewoonde schepen.</text:p>
            <office:annotation>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annotatedBy=cgm</text:p>
              <text:p>http://www.w3.org/ns/openannotation/core/serializedAt=2015-02-05</text:p>
              <text:p>http://lod.cedar-project.nl/vocab/cedar#houseType=http://lod.cedar-project.nl/vocab/cedar#house-BewoondeHuizen</text:p>
            </office:annotation>
          </table:table-cell>
          <table:table-cell ns42:value-type="string" table:style-name="ce25" office:value-type="string">
            <text:p>Onbewoonde woonhuizen.</text:p>
            <office:annotation>
              <text:p>http://lod.cedar-project.nl/vocab/cedar#houseType=http://lod.cedar-project.nl/vocab/cedar#house-OnbewoondeHuizen</text:p>
            </office:annotation>
          </table:table-cell>
          <table:table-cell ns42:value-type="string" table:style-name="ce25" office:value-type="string">
            <text:p>Woonhuizen in aanbouw.</text:p>
            <office:annotation>
              <text:p>http://lod.cedar-project.nl/vocab/cedar#houseType=http://lod.cedar-project.nl/vocab/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annotatedBy=cgm</text:p>
              <text:p>http://www.w3.org/ns/openannotation/core/serializedAt=2015-02-05</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annotatedBy=cgm</text:p>
              <text:p>http://www.w3.org/ns/openannotation/core/serializedAt=2015-02-05</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annotatedBy=cgm</text:p>
              <text:p>http://www.w3.org/ns/openannotation/core/serializedAt=2015-02-05</text:p>
            </office:annotation>
          </table:table-cell>
          <table:table-cell ns42: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annotatedBy=cgm</text:p>
              <text:p>http://www.w3.org/ns/openannotation/core/serializedAt=2015-02-05</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annotatedBy=cgm</text:p>
              <text:p>http://www.w3.org/ns/openannotation/core/serializedAt=2015-02-05</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annotatedBy=cgm</text:p>
              <text:p>http://www.w3.org/ns/openannotation/core/serializedAt=2015-02-05</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5</meta:generator>
  </office:meta>
</office:document-meta>
</file>